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6000001787A221B0BA2B792C5.png" manifest:media-type="image/png"/>
  <manifest:file-entry manifest:full-path="Pictures/10000000000004A8000000D56826AF1C81C1FA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P4" style:family="paragraph" style:parent-style-name="Standard">
      <style:text-properties officeooo:rsid="0032c740" officeooo:paragraph-rsid="0032c740"/>
    </style:style>
    <style:style style:name="T1" style:family="text">
      <style:text-properties officeooo:rsid="002cfd05"/>
    </style:style>
    <style:style style:name="T2" style:family="text">
      <style:text-properties officeooo:rsid="0032c740"/>
    </style:style>
    <style:style style:name="T3" style:family="text">
      <style:text-properties officeooo:rsid="00345a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2">17</text:span></text:p>
      <text:p text:style-name="P1"/>
      <text:p text:style-name="P1"/>
      <text:p text:style-name="P4">Ordem encerrada tecnicamente <text:span text:style-name="T3">após operação final produzida.</text:span></text:p>
      <text:p text:style-name="P4"/>
      <text:p text:style-name="P1"><draw:frame draw:style-name="fr2" draw:name="Figura1" text:anchor-type="paragraph" svg:width="12.92cm" svg:height="7.913cm" draw:z-index="1"><draw:image xlink:href="Pictures/1000000000000266000001787A221B0BA2B792C5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7cm" svg:height="2.988cm" draw:z-index="0"><draw:image xlink:href="Pictures/10000000000004A8000000D56826AF1C81C1FA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13T09:33:19.256000000</dc:date>
    <meta:editing-duration>PT5H39M24S</meta:editing-duration>
    <meta:editing-cycles>35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2" meta:word-count="9" meta:character-count="67" meta:non-whitespace-character-count="60"/>
  </office:meta>
</office:document-meta>
</file>